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twoObj-Two-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0.635cm" fo:margin-right="0cm" fo:line-height="9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Operation Achilles Defend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Day:</text:span></text:p>
            <text:p text:style-name="P3"><text:span text:style-name="T2">Group Members:</text:span></text:p>
            <text:p text:style-name="P3"><text:span text:style-name="T2">Network to Defend: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4-twoObj-Two-Content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Criteria</text:span></text:p>
          </draw:text-box>
        </draw:frame>
        <draw:frame draw:name="Content Placeholder 2" presentation:style-name="pr5" draw:text-style-name="P2" draw:layer="layout" svg:width="14.393cm" svg:height="12.087cm" svg:x="1.905cm" svg:y="4.423cm" presentation:class="outline" presentation:user-transformed="true">
          <draw:text-box>
            <text:list text:style-name="L3">
              <text:list-header>
                <text:p text:style-name="P6"><text:span text:style-name="T4">A short executive briefing with:</text:span></text:p>
                <text:p text:style-name="P6"><text:span text:style-name="T4">- the network map enumerated with relevant details</text:span></text:p>
                <text:p text:style-name="P6"><text:span text:style-name="T4">- the most critical vulnerabilities or targets called out</text:span></text:p>
                <text:p text:style-name="P6"><text:span text:style-name="T4">- what actions should be taken and why it matters</text:span></text:p>
                <text:list>
                  <text:list-header>
                    <text:p text:style-name="P7"><text:span text:style-name="T4">minimum of 2 'fixes' and max of 6 'fixes' proposed</text:span></text:p>
                  </text:list-header>
                </text:list>
                <text:p text:style-name="P6"><text:span text:style-name="T4">- what damage or problems not fixing the issues would cause</text:span></text:p>
                <text:p text:style-name="P6"><text:span text:style-name="T4">- evidence from the topology, device role, trust relationships, or known weaknesses in hardware / firmware / credentials</text:span></text:p>
              </text:list-header>
            </text:list>
          </draw:text-box>
        </draw:frame>
        <draw:frame draw:name="Title 1" draw:style-name="gr2" draw:text-style-name="P2" draw:layer="layout" svg:width="29.21cm" svg:height="3.682cm" svg:x="16.721cm" svg:y="14.605cm">
          <draw:text-box>
            <text:p text:style-name="P5"><text:span text:style-name="T3">Make this look Goo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</text:span><text:span text:style-name="MT2">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1">Click icon to add 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6-03-11">3/11/2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PowerPoint Presentation</dc:title>
    <meta:initial-creator/>
    <meta:creation-date>2023-02-21T13:25:49Z</meta:creation-date>
    <dc:date>2026-03-11T07:48:54.230464007</dc:date>
    <meta:editing-cycles>36</meta:editing-cycles>
    <meta:editing-duration>PT9M14S</meta:editing-duration>
    <meta:document-statistic meta:object-count="156"/>
    <meta:template xlink:type="simple" xlink:actuate="onRequest" xlink:title="" xlink:href="./office%20theme"/>
  </office:meta>
</office:document-meta>
</file>